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it" fo:country="IT"/>
    </style:style>
    <style:style style:name="P2" style:parent-style-name="Normal" style:family="paragraph">
      <style:text-properties fo:language="en" fo:country="GB"/>
    </style:style>
    <style:style style:name="P3" style:parent-style-name="Normal" style:family="paragraph">
      <style:text-properties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T8" style:parent-style-name="Policepardéfaut" style:family="text">
      <style:text-properties fo:language="en" fo:country="GB"/>
    </style:style>
    <style:style style:name="T9" style:parent-style-name="Policepardéfaut" style:family="text">
      <style:text-properties fo:language="it" fo:country="IT"/>
    </style:style>
    <style:style style:name="P10" style:parent-style-name="Normal" style:family="paragraph">
      <style:text-properties fo:language="it" fo:country="IT"/>
    </style:style>
    <style:style style:name="P11" style:parent-style-name="Normal" style:family="paragraph">
      <style:text-properties fo:language="it" fo:country="IT"/>
    </style:style>
    <style:style style:name="P12" style:parent-style-name="Normal" style:family="paragraph">
      <style:text-properties fo:language="it" fo:country="IT"/>
    </style:style>
    <style:style style:name="P13" style:parent-style-name="Normal" style:family="paragraph">
      <style:text-properties fo:language="it" fo:country="IT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de" fo:country="DE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P21" style:parent-style-name="Normal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family="paragraph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P30" style:parent-style-name="Normal" style:family="paragraph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de" fo:country="DE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it" fo:country="IT"/>
    </style:style>
    <style:style style:name="P50" style:parent-style-name="Normal" style:family="paragraph">
      <style:text-properties fo:language="it" fo:country="IT"/>
    </style:style>
    <style:style style:name="P51" style:parent-style-name="Normal" style:family="paragraph">
      <style:text-properties fo:language="it" fo:country="IT"/>
    </style:style>
    <style:style style:name="P52" style:parent-style-name="Normal" style:family="paragraph">
      <style:text-properties fo:language="it" fo:country="IT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it" fo:country="IT"/>
    </style:style>
    <style:style style:name="P65" style:parent-style-name="Normal" style:family="paragraph">
      <style:text-properties fo:language="it" fo:country="IT"/>
    </style:style>
    <style:style style:name="P66" style:parent-style-name="Normal" style:family="paragraph">
      <style:text-properties fo:language="it" fo:country="IT"/>
    </style:style>
    <style:style style:name="P67" style:parent-style-name="Normal" style:family="paragraph">
      <style:text-properties fo:language="it" fo:country="IT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Normal" style:family="paragraph">
      <style:text-properties fo:language="en" fo:country="GB"/>
    </style:style>
    <style:style style:name="P72" style:parent-style-name="Normal" style:family="paragraph">
      <style:text-properties fo:language="en" fo:country="GB"/>
    </style:style>
    <style:style style:name="P73" style:parent-style-name="Normal" style:family="paragraph">
      <style:text-properties fo:language="en" fo:country="GB"/>
    </style:style>
    <style:style style:name="P74" style:parent-style-name="Normal" style:family="paragraph">
      <style:text-properties fo:language="en" fo:country="GB"/>
    </style:style>
    <style:style style:name="P75" style:parent-style-name="Normal" style:family="paragraph">
      <style:text-properties fo:language="en" fo:country="GB"/>
    </style:style>
    <style:style style:name="P76" style:parent-style-name="Normal" style:family="paragraph">
      <style:text-properties fo:language="en" fo:country="GB"/>
    </style:style>
    <style:style style:name="P77" style:parent-style-name="Normal" style:family="paragraph">
      <style:text-properties fo:language="en" fo:country="GB"/>
    </style:style>
    <style:style style:name="P78" style:parent-style-name="Normal" style:family="paragraph">
      <style:text-properties fo:language="en" fo:country="GB"/>
    </style:style>
    <style:style style:name="P79" style:parent-style-name="Normal" style:family="paragraph">
      <style:text-properties fo:language="en" fo:country="GB"/>
    </style:style>
    <style:style style:name="P80" style:parent-style-name="Normal" style:family="paragraph">
      <style:text-properties fo:language="en" fo:country="GB"/>
    </style:style>
    <style:style style:name="P81" style:parent-style-name="Normal" style:family="paragraph">
      <style:text-properties fo:language="en" fo:country="GB"/>
    </style:style>
    <style:style style:name="P82" style:parent-style-name="Normal" style:family="paragraph">
      <style:text-properties fo:language="en" fo:country="GB"/>
    </style:style>
    <style:style style:name="P83" style:parent-style-name="Normal" style:family="paragraph">
      <style:text-properties fo:language="en" fo:country="GB"/>
    </style:style>
    <style:style style:name="P84" style:parent-style-name="Normal" style:family="paragraph">
      <style:text-properties fo:language="en" fo:country="GB"/>
    </style:style>
    <style:style style:name="P85" style:parent-style-name="Normal" style:family="paragraph">
      <style:text-properties fo:language="en" fo:country="GB"/>
    </style:style>
    <style:style style:name="P86" style:parent-style-name="Normal" style:family="paragraph">
      <style:text-properties fo:language="en" fo:country="GB"/>
    </style:style>
    <style:style style:name="P87" style:parent-style-name="Normal" style:family="paragraph">
      <style:text-properties fo:language="en" fo:country="GB"/>
    </style:style>
    <style:style style:name="P88" style:parent-style-name="Normal" style:family="paragraph">
      <style:text-properties fo:language="it" fo:country="IT"/>
    </style:style>
    <style:style style:name="P89" style:parent-style-name="Normal" style:family="paragraph">
      <style:text-properties fo:language="it" fo:country="IT"/>
    </style:style>
  </office:automatic-styles>
  <office:body>
    <office:text text:use-soft-page-breaks="true">
      <text:p text:style-name="P1">index_14=CPI_Urban.index[CPI_Urban['date'] == '1914-01-01'][0]</text:p>
      <text:p text:style-name="P2">index_end=CPI_Urban.index[CPI_Urban['date'] == '1963-01-01'][0]</text:p>
      <text:p text:style-name="P3"/>
      <text:p text:style-name="P4">print(index_14, index_end)</text:p>
      <text:p text:style-name="Normal">#On ne calcule le taux d'inflation annuel que pour la période considérée</text:p>
      <text:p text:style-name="P5">CPI_Urban['inf_an']=0.0</text:p>
      <text:p text:style-name="P6"/>
      <text:p text:style-name="P7">for i in range(index_14,index_end+1):</text:p>
      <text:p text:style-name="Normal"><text:span text:style-name="T8">   <text:s/></text:span><text:span text:style-name="T9">b=CPI_Urban.loc[i,'value']</text:span></text:p>
      <text:p text:style-name="P10">    a=CPI_Urban.loc[i-12,'value']</text:p>
      <text:p text:style-name="P11">    CPI_Urban.at[i, 'inf_an']=((b-a)/a)*100</text:p>
      <text:p text:style-name="P12"/>
      <text:p text:style-name="P13"> <text:s/></text:p>
      <text:p text:style-name="Normal">CPI_Urban.head(20)</text:p>
      <text:p text:style-name="P14"/>
      <text:p text:style-name="Normal">graph = px.line(CPI_sub, x="date", y="inf_an", title="Pourcentage d'inflation annuelle de 1914 à 1962")</text:p>
      <text:p text:style-name="Normal"/>
      <text:p text:style-name="Normal"># Légende et format des axes</text:p>
      <text:p text:style-name="Normal">graph.update_xaxes(title="Date", tickformat="%m-%Y")</text:p>
      <text:p text:style-name="P15">graph.update_yaxes(title="Inflation (%)")</text:p>
      <text:p text:style-name="P16"/>
      <text:p text:style-name="Normal"># Style du graphique</text:p>
      <text:p text:style-name="Normal">graph.update_layout(template="plotly_dark")</text:p>
      <text:p text:style-name="Normal"/>
      <text:p text:style-name="Normal"># Commentaires: max, min, moyenne, médiane</text:p>
      <text:p text:style-name="Normal">max=CPI_sub["inf_an"].max()<text:s/></text:p>
      <text:p text:style-name="P17">min=CPI_sub["inf_an"].min()</text:p>
      <text:p text:style-name="P18">mean=CPI_sub["inf_an"].mean()</text:p>
      <text:p text:style-name="P19">median=CPI_sub["inf_an"].median()</text:p>
      <text:p text:style-name="P20"/>
      <text:soft-page-break/>
      <text:p text:style-name="P21">date_max=CPI_sub.loc[CPI_sub["inf_an"] == max, "date"].values[0]</text:p>
      <text:p text:style-name="P22">date_min=CPI_sub.loc[CPI_sub["inf_an"] == min, "date"].values[0]</text:p>
      <text:p text:style-name="P23"/>
      <text:p text:style-name="Normal"># Pour l'instant l'ajout d'anotations fige le côté interactif du graphique</text:p>
      <text:p text:style-name="P24">#graph.add_annotation(x=date_max, y=max, text="Maximum", showarrow=True, xref="x", yref="y")<text:s/></text:p>
      <text:p text:style-name="P25">#graph.add_annotation(x=date_min, y=min, text="Minimum", showarrow=True)</text:p>
      <text:p text:style-name="P26"/>
      <text:p text:style-name="P27">graph.add_hline(y=mean, line_dash="dot", line_color="yellow", annotation_text="Moyenne", annotation_position="top left", annotation_font_color="yellow")</text:p>
      <text:p text:style-name="P28">graph.add_hline(y=median, line_dash="dot", line_color="white", annotation_text="Médiane", annotation_position="bottom right", annotation_font_color="white")</text:p>
      <text:p text:style-name="P29">graph.add_hline(y=0, line_color="red")</text:p>
      <text:p text:style-name="P30"/>
      <text:p text:style-name="Normal"># Afficher le graphique avec zoom possible et barre à outil</text:p>
      <text:p text:style-name="Normal">graph.show(renderer="browser",config={"scrollZoom": True, "displayModeBar": True}) #pour l'instant je n'ai pas réussi à résoudre le pb pour que ça s'affiche directement dans le notebook</text:p>
      <text:p text:style-name="Normal"/>
      <text:p text:style-name="Normal"/>
      <text:p text:style-name="Normal">graph = px.line(CPI_sub, x="date", y="inf_an", title="Pourcentage d'inflation annuelle de 1914 à 1962")</text:p>
      <text:p text:style-name="Normal"/>
      <text:p text:style-name="Normal"># Légende et format des axes</text:p>
      <text:p text:style-name="Normal">graph.update_xaxes(title="Date", tickformat="%m-%Y")</text:p>
      <text:p text:style-name="P31">graph.update_yaxes(title="Inflation (%)")</text:p>
      <text:p text:style-name="P32"/>
      <text:p text:style-name="Normal"># Style du graphique</text:p>
      <text:p text:style-name="Normal">graph.update_layout(template="plotly_dark")</text:p>
      <text:p text:style-name="Normal"/>
      <text:p text:style-name="Normal"># Commentaires: max, min, moyenne, médiane</text:p>
      <text:p text:style-name="Normal">max=CPI_sub["inf_an"].max()<text:s/></text:p>
      <text:p text:style-name="P33">min=CPI_sub["inf_an"].min()</text:p>
      <text:p text:style-name="P34">mean=CPI_sub["inf_an"].mean()</text:p>
      <text:soft-page-break/>
      <text:p text:style-name="P35">median=CPI_sub["inf_an"].median()</text:p>
      <text:p text:style-name="P36"/>
      <text:p text:style-name="P37">date_max=CPI_sub.loc[CPI_sub["inf_an"] == max, "date"].values[0]</text:p>
      <text:p text:style-name="P38">date_min=CPI_sub.loc[CPI_sub["inf_an"] == min, "date"].values[0]</text:p>
      <text:p text:style-name="P39"/>
      <text:p text:style-name="Normal"># Pour l'instant l'ajout d'anotations fige le côté interactif du graphique</text:p>
      <text:p text:style-name="P40">#graph.add_annotation(x=date_max, y=max, text="Maximum", showarrow=True, xref="x", yref="y")<text:s/></text:p>
      <text:p text:style-name="P41">#graph.add_annotation(x=date_min, y=min, text="Minimum", showarrow=True)</text:p>
      <text:p text:style-name="P42"/>
      <text:p text:style-name="P43">graph.add_hline(y=mean, line_dash="dot", line_color="yellow", annotation_text="Moyenne", annotation_position="top left", annotation_font_color="yellow")</text:p>
      <text:p text:style-name="P44">graph.add_hline(y=median, line_dash="dot", line_color="white", annotation_text="Médiane", annotation_position="bottom right", annotation_font_color="white")</text:p>
      <text:p text:style-name="P45">graph.add_hline(y=0, line_color="red")</text:p>
      <text:p text:style-name="P46"/>
      <text:p text:style-name="Normal"># Afficher le graphique avec zoom possible et barre à outil</text:p>
      <text:p text:style-name="Normal">graph.show(renderer="browser",config={"scrollZoom": True, "displayModeBar": True}) #pour l'instant je n'ai pas réussi à résoudre le pb pour que ça s'affiche directement dans le notebook</text:p>
      <text:p text:style-name="Normal"># Création du graphique (sans avoir remplacé les valeurs infinies)</text:p>
      <text:p text:style-name="Normal">graph = px.line(CPI_sub, x="date", y="acceleration_12", title="Pourcentage d'accélération de l'inflation annuelle par rapport à sa valeur il y a un an de 1915 à 1962")</text:p>
      <text:p text:style-name="Normal"/>
      <text:p text:style-name="Normal"># Légende et format des axes</text:p>
      <text:p text:style-name="Normal">graph.update_xaxes(title="Date", tickformat="%m-%Y")</text:p>
      <text:p text:style-name="Normal">graph.update_yaxes(title="Accélération (%)")</text:p>
      <text:p text:style-name="Normal"/>
      <text:p text:style-name="Normal"># Style du graphique</text:p>
      <text:p text:style-name="P47">graph.update_layout(template="plotly_dark")</text:p>
      <text:p text:style-name="P48"/>
      <text:p text:style-name="Normal"># Commentaires: max, min, moyenne, médiane</text:p>
      <text:p text:style-name="Normal"/>
      <text:p text:style-name="Normal">meanp=CPI_sub.loc[CPI_sub["acceleration_12"] &gt; 0, "acceleration_12"].mean()</text:p>
      <text:soft-page-break/>
      <text:p text:style-name="P49">meann=CPI_sub.loc[CPI_sub["acceleration_12"]&lt;0,"acceleration_12"].mean()</text:p>
      <text:p text:style-name="P50">medianp=CPI_sub.loc[CPI_sub["acceleration_12"]&gt;0,"acceleration_12"].median()</text:p>
      <text:p text:style-name="P51">mediann=CPI_sub.loc[CPI_sub["acceleration_12"]&lt;0,"acceleration_12"].median()</text:p>
      <text:p text:style-name="P52"/>
      <text:p text:style-name="Normal"># Pour l'instant l'ajout d'anotations fige le côté interactif du graphique</text:p>
      <text:p text:style-name="P53">#graph.add_annotation(x=date_max, y=max, text="Maximum", showarrow=True, xref="x", yref="y")<text:s/></text:p>
      <text:p text:style-name="P54">#graph.add_annotation(x=date_min, y=min, text="Minimum", showarrow=True)</text:p>
      <text:p text:style-name="P55"/>
      <text:p text:style-name="P56">graph.add_hline(y=meanp, line_dash="dot", line_color="yellow", annotation_text="Accélération moyenne", annotation_position="top left", annotation_font_color="yellow")</text:p>
      <text:p text:style-name="P57">graph.add_hline(y=medianp, line_dash="dot", line_color="white", annotation_text="Accélération médiane", annotation_position="bottom right", annotation_font_color="white")</text:p>
      <text:p text:style-name="P58">graph.add_hline(y=meann, line_dash="dot", line_color="yellow", annotation_text="Décélération moyenne", annotation_position="top left", annotation_font_color="yellow")</text:p>
      <text:p text:style-name="P59">graph.add_hline(y=mediann, line_dash="dot", line_color="white", annotation_text="Décélération médiane", annotation_position="bottom right", annotation_font_color="white")</text:p>
      <text:p text:style-name="P60">#graph.add_hline(y=0, line_color="red")</text:p>
      <text:p text:style-name="P61"/>
      <text:p text:style-name="Normal"># Afficher le graphique avec zoom possible et barre à outil</text:p>
      <text:p text:style-name="Normal">graph.show(renderer="browser",config={"scrollZoom": True, "displayModeBar": True}) #pour l'instant je n'ai pas réussi à résoudre le pb pour que ça s'affiche directement dans le notebook</text:p>
      <text:p text:style-name="Normal"/>
      <text:p text:style-name="Normal"># Création du graphique (sans avoir remplacé les valeurs infinies)</text:p>
      <text:p text:style-name="Normal">graph = px.line(CPI_sub, x="date", y="acceleration_12", title="Pourcentage d'accélération de l'inflation annuelle par rapport à sa valeur il y a un an de 1915 à 1962")</text:p>
      <text:p text:style-name="Normal"/>
      <text:p text:style-name="Normal"># Légende et format des axes</text:p>
      <text:p text:style-name="Normal">graph.update_xaxes(title="Date", tickformat="%m-%Y")</text:p>
      <text:p text:style-name="Normal">graph.update_yaxes(title="Accélération (%)")</text:p>
      <text:p text:style-name="Normal"/>
      <text:p text:style-name="Normal"># Style du graphique</text:p>
      <text:p text:style-name="P62">graph.update_layout(template="plotly_dark")</text:p>
      <text:p text:style-name="P63"/>
      <text:soft-page-break/>
      <text:p text:style-name="Normal"># Commentaires: max, min, moyenne, médiane</text:p>
      <text:p text:style-name="Normal"/>
      <text:p text:style-name="Normal">meanp=CPI_sub.loc[CPI_sub["acceleration_12"] &gt; 0, "acceleration_12"].mean()</text:p>
      <text:p text:style-name="P64">meann=CPI_sub.loc[CPI_sub["acceleration_12"]&lt;0,"acceleration_12"].mean()</text:p>
      <text:p text:style-name="P65">medianp=CPI_sub.loc[CPI_sub["acceleration_12"]&gt;0,"acceleration_12"].median()</text:p>
      <text:p text:style-name="P66">mediann=CPI_sub.loc[CPI_sub["acceleration_12"]&lt;0,"acceleration_12"].median()</text:p>
      <text:p text:style-name="P67"/>
      <text:p text:style-name="Normal"># Pour l'instant l'ajout d'anotations fige le côté interactif du graphique</text:p>
      <text:p text:style-name="P68">#graph.add_annotation(x=date_max, y=max, text="Maximum", showarrow=True, xref="x", yref="y")<text:s/></text:p>
      <text:p text:style-name="P69">#graph.add_annotation(x=date_min, y=min, text="Minimum", showarrow=True)</text:p>
      <text:p text:style-name="P70"/>
      <text:p text:style-name="P71">graph.add_hline(y=meanp, line_dash="dot", line_color="yellow", annotation_text="Accélération moyenne", annotation_position="top left", annotation_font_color="yellow")</text:p>
      <text:p text:style-name="P72">graph.add_hline(y=medianp, line_dash="dot", line_color="white", annotation_text="Accélération médiane", annotation_position="bottom right", annotation_font_color="white")</text:p>
      <text:p text:style-name="P73">graph.add_hline(y=meann, line_dash="dot", line_color="yellow", annotation_text="Décélération moyenne", annotation_position="top left", annotation_font_color="yellow")</text:p>
      <text:p text:style-name="P74">graph.add_hline(y=mediann, line_dash="dot", line_color="white", annotation_text="Décélération médiane", annotation_position="bottom right", annotation_font_color="white")</text:p>
      <text:p text:style-name="P75">#graph.add_hline(y=0, line_color="red")</text:p>
      <text:p text:style-name="Normal"/>
      <text:p text:style-name="Normal"># Afficher le graphique avec zoom possible et barre à outil</text:p>
      <text:p text:style-name="Normal">graph.show(renderer="browser",config={"scrollZoom": True, "displayModeBar": True}) #pour l'instant je n'ai pas réussi à résoudre le pb pour que ça s'affiche directement dans le notebook</text:p>
      <text:p text:style-name="Normal"/>
      <text:p text:style-name="Normal"/>
      <text:p text:style-name="P76"># Standardisation</text:p>
      <text:p text:style-name="P77">scaler = StandardScaler()</text:p>
      <text:p text:style-name="P78">freq_scaled = scaler.fit_transform(numeric_df)</text:p>
      <text:p text:style-name="P79"/>
      <text:p text:style-name="P80"># ACP</text:p>
      <text:p text:style-name="Normal">pca = PCA(n_components=2)  # Réduire à deux composantes</text:p>
      <text:soft-page-break/>
      <text:p text:style-name="P81">pca_result = pca.fit_transform(freq_scaled)</text:p>
      <text:p text:style-name="P82"/>
      <text:p text:style-name="P83">print(f"Explained variance ratio (first 2 components): {pca.explained_variance_ratio_}")</text:p>
      <text:p text:style-name="P84">print(f"Total variance explained by 2 components: {sum(pca.explained_variance_ratio_)}")</text:p>
      <text:p text:style-name="P85"/>
      <text:p text:style-name="P86">plt.scatter(pca_result[:, 0], pca_result[:, 1])</text:p>
      <text:p text:style-name="P87">plt.title('PCA - First 2 Components')</text:p>
      <text:p text:style-name="P88">plt.xlabel('Principal Component 1')</text:p>
      <text:p text:style-name="P89">plt.ylabel('Principal Component 2')</text:p>
      <text:p text:style-name="Normal">plt.show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Marchal</meta:initial-creator>
    <dc:creator>Lise Marchal</dc:creator>
    <meta:creation-date>2024-12-23T16:25:00Z</meta:creation-date>
    <dc:date>2024-12-23T19:07:00Z</dc:date>
    <meta:template xlink:href="Normal.dotm" xlink:type="simple"/>
    <meta:editing-cycles>1</meta:editing-cycles>
    <meta:editing-duration>PT0S</meta:editing-duration>
    <meta:document-statistic meta:page-count="6" meta:paragraph-count="15" meta:word-count="1201" meta:character-count="7792" meta:row-count="55" meta:non-whitespace-character-count="6606"/>
  </office:meta>
</office:document-meta>
</file>